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.318cm" fo:margin-bottom="0.318cm" loext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.318cm" fo:margin-bottom="0.318cm" loext:contextual-spacing="false" fo:text-indent="0cm" style:auto-text-indent="false"/>
      <style:text-properties fo:color="#000000" style:font-name="DejaVu Sans" fo:font-size="9pt"/>
    </style:style>
    <style:style style:name="P3" style:family="paragraph" style:parent-style-name="Text_20_body">
      <style:text-properties fo:font-size="11pt" style:font-size-asian="11pt" style:font-size-complex="11pt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DejaVu Sans" fo:font-size="9pt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DejaVu Sans" fo:font-size="9pt" fo:background-color="#ffff00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DejaVu Sans" fo:font-size="9pt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1pt" style:font-size-asian="11pt" style:font-size-complex="11pt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c9211e" style:font-name="DejaVu Sans" fo:font-size="9pt"/>
    </style:style>
    <style:style style:name="P10" style:family="paragraph" style:parent-style-name="Text_20_body">
      <style:paragraph-properties fo:margin-left="0cm" fo:margin-right="0cm" fo:margin-top="0.318cm" fo:margin-bottom="0cm" loext:contextual-spacing="false" fo:text-indent="0cm" style:auto-text-indent="false"/>
    </style:style>
    <style:style style:name="P11" style:family="paragraph" style:parent-style-name="Text_20_body">
      <style:paragraph-properties fo:margin-left="0cm" fo:margin-right="0cm" fo:margin-top="0.318cm" fo:margin-bottom="0cm" loext:contextual-spacing="false" fo:text-indent="0cm" style:auto-text-indent="false"/>
      <style:text-properties style:font-name="DejaVu Sans" fo:font-size="9pt"/>
    </style:style>
    <style:style style:name="P12" style:family="paragraph" style:parent-style-name="Text_20_body">
      <style:paragraph-properties fo:margin-left="0cm" fo:margin-right="0cm" fo:margin-top="0.318cm" fo:margin-bottom="0cm" loext:contextual-spacing="false" fo:text-indent="0cm" style:auto-text-indent="false"/>
      <style:text-properties style:font-name="DejaVu Sans" fo:font-size="9pt" fo:background-color="#ffff00"/>
    </style:style>
    <style:style style:name="P13" style:family="paragraph" style:parent-style-name="Text_20_body">
      <style:paragraph-properties fo:margin-left="0cm" fo:margin-right="0cm" fo:margin-top="0.318cm" fo:margin-bottom="0cm" loext:contextual-spacing="false" fo:text-indent="0cm" style:auto-text-indent="false"/>
      <style:text-properties fo:color="#000000" style:font-name="DejaVu Sans" fo:font-size="9pt"/>
    </style:style>
    <style:style style:name="T1" style:family="text">
      <style:text-properties fo:color="#800000" style:font-name="DejaVu Sans" fo:font-size="9pt" fo:font-weight="bold"/>
    </style:style>
    <style:style style:name="T2" style:family="text">
      <style:text-properties fo:color="#800000" style:font-name="DejaVu Sans" fo:font-size="9pt" style:text-underline-style="solid" style:text-underline-width="auto" style:text-underline-color="font-color" fo:font-weight="bold"/>
    </style:style>
    <style:style style:name="T3" style:family="text">
      <style:text-properties fo:color="#800000" style:font-name="DejaVu Sans" fo:font-weight="bold"/>
    </style:style>
    <style:style style:name="T4" style:family="text">
      <style:text-properties style:font-name="DejaVu Sans" fo:font-size="9pt"/>
    </style:style>
    <style:style style:name="T5" style:family="text">
      <style:text-properties fo:color="#000000"/>
    </style:style>
    <style:style style:name="T6" style:family="text">
      <style:text-properties fo:color="#000000" style:font-name="DejaVu Sans"/>
    </style:style>
    <style:style style:name="T7" style:family="text">
      <style:text-properties fo:color="#000000" style:font-name="DejaVu Sans" fo:font-size="9pt"/>
    </style:style>
    <style:style style:name="T8" style:family="text">
      <style:text-properties fo:color="#000080" style:font-name="DejaVu Sans" fo:font-size="9pt" fo:font-weight="bold"/>
    </style:style>
    <style:style style:name="T9" style:family="text">
      <style:text-properties fo:color="#0000ff" style:font-name="DejaVu Sans"/>
    </style:style>
    <style:style style:name="T10" style:family="text">
      <style:text-properties fo:color="#0000ff" style:font-name="DejaVu Sans" fo:font-size="9pt"/>
    </style:style>
    <style:style style:name="T11" style:family="text">
      <style:text-properties fo:color="#008000" style:font-name="DejaVu Sans"/>
    </style:style>
    <style:style style:name="T12" style:family="text">
      <style:text-properties fo:color="#008000" style:font-name="DejaVu Sans" fo:font-size="9pt"/>
    </style:style>
    <style:style style:name="T13" style:family="text">
      <style:text-properties fo:color="#ff0000" style:font-name="DejaVu Sans" fo:font-size="9pt"/>
    </style:style>
    <style:style style:name="T14" style:family="text">
      <style:text-properties fo:color="#111111"/>
    </style:style>
    <style:style style:name="T15" style:family="text">
      <style:text-properties fo:color="#111111" fo:background-color="#ffff00" loext:char-shading-value="0"/>
    </style:style>
    <style:style style:name="T16" style:family="text">
      <style:text-properties fo:color="#111111" fo:background-color="#ffff00" loext:char-shading-value="0"/>
    </style:style>
    <style:style style:name="T17" style:family="text">
      <style:text-properties fo:background-color="#ffff00" loext:char-shading-value="0"/>
    </style:style>
    <style:style style:name="T18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6">1. A respeito de banco de dados é incorreto afirmar</text:span> </text:p>
      <text:p text:style-name="Text_20_body"/>
      <text:p text:style-name="P5">D. Banco de dados são compostosnde informações e dados, separados e sem vinculos. // banco de dados tem vínculos </text:p>
      <text:p text:style-name="Text_20_body"/>
      <text:p text:style-name="Text_20_body"/>
      <text:p text:style-name="P5"><text:span text:style-name="T18">2. A respeito das propriendasdes de bancos de dados aplamentes difundidos está a ACID, a que se refere o termo?</text:span> </text:p>
      <text:p text:style-name="Text_20_body"/>
      <text:p text:style-name="P5">B. Atomicidade, Consistência, Isolamento, Durabiladade</text:p>
      <text:p text:style-name="Text_20_body"/>
      <text:p text:style-name="Text_20_body"/>
      <text:p text:style-name="P6">3. Quando falamos de normalização dde BD, considera-se três formas normais como padrão, sendo a mais básica a primeira forma normal, responsável por tratar atributos multivalorados. Apresente uma solução de 1FN para a seguinte tabela Hipotetica: </text:p>
      <text:p text:style-name="Text_20_body"/>
      <text:p text:style-name="P5">tb_cliente </text:p>
      <text:p text:style-name="Text_20_body"/>
      <text:p text:style-name="P5">id Nome Telefone (-&gt; separa em duas tabelas em uma id e nome e na outra o telefone e o id. )</text:p>
      <text:p text:style-name="Text_20_body"/>
      <text:p text:style-name="P5">tb_cliente</text:p>
      <text:p text:style-name="P5">id</text:p>
      <text:p text:style-name="P5">nome</text:p>
      <text:p text:style-name="Text_20_body"/>
      <text:p text:style-name="P5">tb_telefone</text:p>
      <text:p text:style-name="P5">id</text:p>
      <text:p text:style-name="P5">id_cliente</text:p>
      <text:p text:style-name="P5">telefone</text:p>
      <text:p text:style-name="Text_20_body"/>
      <text:p text:style-name="P6">4. João aprendiz de DBA, criou uma tabela chamada pessoa, atributos id, nome, cpf, endereço, email. Ao inserir os dados de maria ele inseriu o num do cpf errado. Agora ele sabe que o id de Maria é 1 e o cpf é 055.567.987-99 . Como será o comando para executar a altteração do CPF? </text:p>
      <text:p text:style-name="Text_20_body"/>
      <text:p text:style-name="P10"><text:span text:style-name="T1">create</text:span><text:span text:style-name="T5"> </text:span><text:span text:style-name="T1">table</text:span><text:span text:style-name="T5"> </text:span><text:span text:style-name="T7">TB_Pessoa( // criando a tabela </text:span></text:p>
      <text:p text:style-name="P4"><text:span text:style-name="T7">idPessoa </text:span><text:span text:style-name="T8">int</text:span><text:span text:style-name="T5"> </text:span><text:span text:style-name="T1">primary</text:span><text:span text:style-name="T5"> </text:span><text:span text:style-name="T1">key</text:span><text:span text:style-name="T5"> </text:span><text:span text:style-name="T1">not</text:span><text:span text:style-name="T5"> </text:span><text:span text:style-name="T1">null</text:span><text:span text:style-name="T7">, </text:span></text:p>
      <text:p text:style-name="P4"><text:span text:style-name="T7">nome </text:span><text:span text:style-name="T8">varchar</text:span><text:span text:style-name="T7">(</text:span><text:span text:style-name="T10">50</text:span><text:span text:style-name="T7">),</text:span></text:p>
      <text:p text:style-name="P4"><text:span text:style-name="T7">cpf </text:span><text:span text:style-name="T8">varchar</text:span><text:span text:style-name="T7">(</text:span><text:span text:style-name="T10">50</text:span><text:span text:style-name="T7">), </text:span></text:p>
      <text:p text:style-name="P4"><text:span text:style-name="T7">endereco </text:span><text:span text:style-name="T8">varchar</text:span><text:span text:style-name="T5"> </text:span><text:span text:style-name="T7">(</text:span><text:span text:style-name="T10">50</text:span><text:span text:style-name="T7">),</text:span></text:p>
      <text:p text:style-name="P4"><text:span text:style-name="T7">email </text:span><text:span text:style-name="T8">varchar</text:span><text:span text:style-name="T5"> </text:span><text:span text:style-name="T7">(</text:span><text:span text:style-name="T10">50</text:span><text:span text:style-name="T7">)</text:span></text:p>
      <text:p text:style-name="P7">)</text:p>
      <text:p text:style-name="P4"><text:span text:style-name="T1">insert</text:span><text:span text:style-name="T5"> </text:span><text:span text:style-name="T1">into</text:span><text:span text:style-name="T5"> </text:span><text:span text:style-name="T7">TB_Pessoa(idPessoa, nome, cpf, endereco, email) </text:span><text:span text:style-name="T1">values</text:span><text:span text:style-name="T5"> </text:span><text:span text:style-name="T7">(</text:span><text:span text:style-name="T10">1</text:span><text:span text:style-name="T7">, </text:span><text:span text:style-name="T12">'Maria Feliciana'</text:span><text:span text:style-name="T7">, </text:span><text:span text:style-name="T12">'000.111.222-33'</text:span><text:span text:style-name="T7">, </text:span><text:span text:style-name="T12">'Rua Natal'</text:span><text:span text:style-name="T7">, </text:span><text:span text:style-name="T12">'maria@gmail.com'</text:span><text:span text:style-name="T7">) // passando dados</text:span></text:p>
      <text:p text:style-name="P4"><text:span text:style-name="T1">select</text:span><text:span text:style-name="T5"> </text:span><text:span text:style-name="T7">* </text:span><text:span text:style-name="T1">from</text:span><text:span text:style-name="T5"> </text:span><text:span text:style-name="T7">TB_Pessoa // imprimindo os dados que foram passados a cima </text:span></text:p>
      <text:p text:style-name="P8"><text:soft-page-break/><text:span text:style-name="T3">update</text:span><text:span text:style-name="T5"> </text:span><text:span text:style-name="T6">TB_Pessoa </text:span><text:span text:style-name="T3">set</text:span><text:span text:style-name="T5"> </text:span><text:span text:style-name="T6">cpf = </text:span><text:span text:style-name="T11">'055.567.987.-99'</text:span><text:span text:style-name="T5"> </text:span><text:span text:style-name="T3">where</text:span><text:span text:style-name="T5"> </text:span><text:span text:style-name="T6">idPessoa = </text:span><text:span text:style-name="T9">1</text:span><text:span text:style-name="T5">  </text:span><text:span text:style-name="T6">// where está referenciando o idPessoa 1 </text:span></text:p>
      <text:p text:style-name="P3"/>
      <text:p text:style-name="Text_20_body"/>
      <text:p text:style-name="P12">5. Dada a tabela abixo, apresente o comando para inserir os dados (ficticios) para popular a tabela</text:p>
      <text:p text:style-name="Text_20_body"/>
      <text:p text:style-name="P11">tbPessoa</text:p>
      <text:p text:style-name="P11">id</text:p>
      <text:p text:style-name="P11">nome</text:p>
      <text:p text:style-name="P11">cpf</text:p>
      <text:p text:style-name="P11">endereco </text:p>
      <text:p text:style-name="P11">email</text:p>
      <text:p text:style-name="P10"><text:span text:style-name="T1">insert</text:span><text:span text:style-name="T5"> </text:span><text:span text:style-name="T1">into</text:span><text:span text:style-name="T5"> </text:span><text:span text:style-name="T7">TB_Pessoa(idPessoa, nome, cpf, endereco, email) </text:span><text:span text:style-name="T1">values</text:span><text:span text:style-name="T5"> </text:span><text:span text:style-name="T7">(</text:span><text:span text:style-name="T10">1</text:span><text:span text:style-name="T7">, </text:span><text:span text:style-name="T12">'Maria Feliciana'</text:span><text:span text:style-name="T7">, </text:span><text:span text:style-name="T12">'000.111.222-33'</text:span><text:span text:style-name="T7">, </text:span><text:span text:style-name="T12">'Rua Natal'</text:span><text:span text:style-name="T7">, </text:span><text:span text:style-name="T12">'maria@gmail.com'</text:span><text:span text:style-name="T7">) // passando dados</text:span></text:p>
      <text:p text:style-name="Text_20_body"/>
      <text:p text:style-name="P12">6. Apresente o comando para eliminar a tbPessoa do banco de dados . //( comando é o drop table). </text:p>
      <text:p text:style-name="Text_20_body"/>
      <text:p text:style-name="P10"><text:span text:style-name="T1">drop</text:span><text:span text:style-name="T5"> </text:span><text:span text:style-name="T1">table</text:span><text:span text:style-name="T5"> </text:span><text:span text:style-name="T7">TB_Pessoa </text:span></text:p>
      <text:p text:style-name="Text_20_body"/>
      <text:p text:style-name="Standard">7. Dadas as tabelas abaixo, apresente uma consulta que retorne apenas os colaboradores do departamento financeiro: </text:p>
      <text:p text:style-name="P13">tbColaborador</text:p>
      <text:p text:style-name="P13">id</text:p>
      <text:p text:style-name="P13">nome</text:p>
      <text:p text:style-name="P13">cpf</text:p>
      <text:p text:style-name="P13">endereco</text:p>
      <text:p text:style-name="P13">email</text:p>
      <text:p text:style-name="P13">departamento</text:p>
      <text:p text:style-name="Text_20_body"/>
      <text:p text:style-name="P13">tbDepartamento </text:p>
      <text:p text:style-name="P13">id</text:p>
      <text:p text:style-name="P13">1 contabilidade</text:p>
      <text:p text:style-name="P13">2 financeiro </text:p>
      <text:p text:style-name="Text_20_body"><text:soft-page-break/></text:p>
      <text:p text:style-name="P10"><text:span text:style-name="T1">create</text:span><text:span text:style-name="T5"> </text:span><text:span text:style-name="T1">table</text:span><text:span text:style-name="T5"> </text:span><text:span text:style-name="T7">tbColaborador(</text:span></text:p>
      <text:p text:style-name="P1"><text:span text:style-name="T7">idColaborador </text:span><text:span text:style-name="T8">int</text:span><text:span text:style-name="T5"> </text:span><text:span text:style-name="T1">primary</text:span><text:span text:style-name="T5"> </text:span><text:span text:style-name="T1">key</text:span><text:span text:style-name="T5"> </text:span><text:span text:style-name="T1">not</text:span><text:span text:style-name="T5"> </text:span><text:span text:style-name="T1">null</text:span><text:span text:style-name="T7">, </text:span></text:p>
      <text:p text:style-name="P1"><text:span text:style-name="T7">nome </text:span><text:span text:style-name="T8">varchar</text:span><text:span text:style-name="T5"> </text:span><text:span text:style-name="T7">(</text:span><text:span text:style-name="T10">50</text:span><text:span text:style-name="T7">),</text:span></text:p>
      <text:p text:style-name="P1"><text:span text:style-name="T7">cpf </text:span><text:span text:style-name="T8">varchar</text:span><text:span text:style-name="T5"> </text:span><text:span text:style-name="T7">(</text:span><text:span text:style-name="T10">50</text:span><text:span text:style-name="T7">),</text:span></text:p>
      <text:p text:style-name="P1"><text:span text:style-name="T7">endereco </text:span><text:span text:style-name="T8">varchar</text:span><text:span text:style-name="T5"> </text:span><text:span text:style-name="T7">(</text:span><text:span text:style-name="T10">50</text:span><text:span text:style-name="T7">),</text:span></text:p>
      <text:p text:style-name="P1"><text:span text:style-name="T7">email </text:span><text:span text:style-name="T8">varchar</text:span><text:span text:style-name="T5"> </text:span><text:span text:style-name="T7">(</text:span><text:span text:style-name="T10">50</text:span><text:span text:style-name="T7">),</text:span></text:p>
      <text:p text:style-name="P1"><text:span text:style-name="T7">departament </text:span><text:span text:style-name="T8">int</text:span><text:span text:style-name="T5"> </text:span><text:span text:style-name="T1">not</text:span><text:span text:style-name="T5"> </text:span><text:span text:style-name="T1">null</text:span></text:p>
      <text:p text:style-name="P2">)</text:p>
      <text:p text:style-name="P1"><text:span text:style-name="T1">insert</text:span><text:span text:style-name="T5"> </text:span><text:span text:style-name="T1">into</text:span><text:span text:style-name="T5"> </text:span><text:span text:style-name="T7">tbColaborador (idColaborador, nome, cpf, endereco, email, departament) </text:span><text:span text:style-name="T1">values</text:span><text:span text:style-name="T5"> </text:span><text:span text:style-name="T7">(</text:span><text:span text:style-name="T10">1</text:span><text:span text:style-name="T7">, </text:span><text:span text:style-name="T12">'José'</text:span><text:span text:style-name="T7">, </text:span><text:span text:style-name="T12">'111.222.333-44'</text:span><text:span text:style-name="T7">, </text:span><text:span text:style-name="T12">'Rua Rio Grande'</text:span><text:span text:style-name="T7">, </text:span><text:span text:style-name="T12">'jose@gmail.com'</text:span><text:span text:style-name="T5"> </text:span><text:span text:style-name="T7">, </text:span><text:span text:style-name="T10">2</text:span><text:span text:style-name="T7">)</text:span></text:p>
      <text:p text:style-name="P1"><text:span text:style-name="T2">select</text:span><text:span text:style-name="T5"> </text:span><text:span text:style-name="T7">* </text:span><text:span text:style-name="T1">from</text:span><text:span text:style-name="T5"> </text:span><text:span text:style-name="T7">tbColaborador</text:span></text:p>
      <text:p text:style-name="P1"><text:span text:style-name="T1">create</text:span><text:span text:style-name="T5"> </text:span><text:span text:style-name="T1">table</text:span><text:span text:style-name="T5"> </text:span><text:span text:style-name="T7">tbDepartamento(</text:span></text:p>
      <text:p text:style-name="P1"><text:span text:style-name="T7">idDepartamento </text:span><text:span text:style-name="T8">int</text:span><text:span text:style-name="T5"> </text:span><text:span text:style-name="T1">primary</text:span><text:span text:style-name="T5"> </text:span><text:span text:style-name="T1">key</text:span><text:span text:style-name="T5"> </text:span><text:span text:style-name="T1">not</text:span><text:span text:style-name="T5"> </text:span><text:span text:style-name="T1">null</text:span><text:span text:style-name="T7">, </text:span></text:p>
      <text:p text:style-name="P1"><text:span text:style-name="T7">nomeDeprtamento </text:span><text:span text:style-name="T8">varchar</text:span><text:span text:style-name="T5"> </text:span><text:span text:style-name="T7">(</text:span><text:span text:style-name="T10">50</text:span><text:span text:style-name="T7">)</text:span></text:p>
      <text:p text:style-name="P2">)</text:p>
      <text:p text:style-name="P1"><text:span text:style-name="T1">insert</text:span><text:span text:style-name="T5"> </text:span><text:span text:style-name="T1">into</text:span><text:span text:style-name="T5"> </text:span><text:span text:style-name="T7">tbDepartamento (iddepartamento , nomeDeprtamento) </text:span><text:span text:style-name="T1">values</text:span><text:span text:style-name="T5"> </text:span><text:span text:style-name="T7">( </text:span><text:span text:style-name="T10">1</text:span><text:span text:style-name="T7">, </text:span><text:span text:style-name="T12">'Contabilidade'</text:span><text:span text:style-name="T7">)</text:span><text:span text:style-name="T13">;</text:span></text:p>
      <text:p text:style-name="P1"><text:span text:style-name="T1">insert</text:span><text:span text:style-name="T5"> </text:span><text:span text:style-name="T1">into</text:span><text:span text:style-name="T5"> </text:span><text:span text:style-name="T7">tbDepartamento (iddepartamento , nomeDeprtamento) </text:span><text:span text:style-name="T1">values</text:span><text:span text:style-name="T5"> </text:span><text:span text:style-name="T7">( </text:span><text:span text:style-name="T10">2</text:span><text:span text:style-name="T7">, </text:span><text:span text:style-name="T12">'Financeiro'</text:span><text:span text:style-name="T7">)</text:span></text:p>
      <text:p text:style-name="P1"><text:span text:style-name="T1">select</text:span><text:span text:style-name="T5"> </text:span><text:span text:style-name="T7">* </text:span><text:span text:style-name="T1">from</text:span><text:span text:style-name="T5"> </text:span><text:span text:style-name="T7">tbdepartamento </text:span><text:span text:style-name="T1">where</text:span><text:span text:style-name="T5"> </text:span><text:span text:style-name="T7">idDepartamento = </text:span><text:span text:style-name="T10">1</text:span> <text:s text:c="2"/><text:span text:style-name="T4">// vai imprimir a tabela apenas o id 1 no caso contabilidade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4T19:54:46.538064803</meta:creation-date>
    <dc:date>2023-04-24T21:01:39.399583139</dc:date>
    <meta:editing-duration>PT1M2S</meta:editing-duration>
    <meta:editing-cycles>1</meta:editing-cycles>
    <meta:document-statistic meta:table-count="0" meta:image-count="0" meta:object-count="0" meta:page-count="3" meta:paragraph-count="64" meta:word-count="441" meta:character-count="2856" meta:non-whitespace-character-count="2457"/>
    <meta:generator>LibreOffice/6.4.7.2$Linux_X86_64 LibreOffice_project/40$Build-2</meta:generator>
  </office:meta>
</office:document-meta>
</file>